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ec5a" officeooo:paragraph-rsid="0009ec5a" fo:background-color="#dedce6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/>
    </style:style>
    <style:style style:name="P5" style:family="paragraph" style:parent-style-name="Standard">
      <style:text-properties fo:language="ca" fo:country="ES" officeooo:paragraph-rsid="0004098c"/>
    </style:style>
    <style:style style:name="P6" style:family="paragraph" style:parent-style-name="Standard">
      <style:paragraph-properties fo:line-height="150%"/>
      <style:text-properties style:text-underline-style="solid" style:text-underline-width="auto" style:text-underline-color="font-color" officeooo:rsid="00064e21" officeooo:paragraph-rsid="00064e21"/>
    </style:style>
    <style:style style:name="P7" style:family="paragraph" style:parent-style-name="Standard">
      <style:paragraph-properties fo:line-height="150%"/>
      <style:text-properties officeooo:rsid="00074158" officeooo:paragraph-rsid="00074158"/>
    </style:style>
    <style:style style:name="P8" style:family="paragraph" style:parent-style-name="Standard">
      <style:paragraph-properties fo:line-height="150%"/>
      <style:text-properties officeooo:rsid="0009e889" officeooo:paragraph-rsid="0009e889"/>
    </style:style>
    <style:style style:name="P9" style:family="paragraph" style:parent-style-name="Standard">
      <style:paragraph-properties fo:line-height="200%"/>
      <style:text-properties officeooo:rsid="00093f22" officeooo:paragraph-rsid="00093f22" fo:background-color="#dee6ef"/>
    </style:style>
    <style:style style:name="P10" style:family="paragraph" style:parent-style-name="Standard">
      <style:paragraph-properties fo:line-height="200%"/>
      <style:text-properties officeooo:rsid="00093f22" officeooo:paragraph-rsid="0009ec5a" fo:background-color="transparent"/>
    </style:style>
    <style:style style:name="P11" style:family="paragraph" style:parent-style-name="Heading_20_1">
      <style:text-properties fo:language="ca" fo:country="ES" style:text-underline-style="solid" style:text-underline-width="auto" style:text-underline-color="font-color"/>
    </style:style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Standard" style:list-style-name="L1">
      <style:text-properties officeooo:paragraph-rsid="0004098c"/>
    </style:style>
    <style:style style:name="P14" style:family="paragraph" style:parent-style-name="Standard" style:list-style-name="L1">
      <style:paragraph-properties fo:line-height="150%"/>
      <style:text-properties fo:language="ca" fo:country="ES" officeooo:paragraph-rsid="0004098c"/>
    </style:style>
    <style:style style:name="P15" style:family="paragraph" style:parent-style-name="Standard" style:list-style-name="L1">
      <style:paragraph-properties fo:line-height="150%"/>
      <style:text-properties fo:language="ca" fo:country="ES" fo:font-weight="bold" officeooo:rsid="0004098c" officeooo:paragraph-rsid="0004098c" style:font-weight-asian="bold" style:font-weight-complex="bold"/>
    </style:style>
    <style:style style:name="P16" style:family="paragraph" style:parent-style-name="Standard" style:list-style-name="L1">
      <style:paragraph-properties fo:line-height="150%"/>
      <style:text-properties fo:language="ca" fo:country="ES" fo:font-weight="bold" officeooo:paragraph-rsid="0004098c" style:font-weight-asian="bold" style:font-weight-complex="bold"/>
    </style:style>
    <style:style style:name="P17" style:family="paragraph" style:parent-style-name="Standard" style:list-style-name="L1">
      <style:paragraph-properties fo:line-height="150%"/>
      <style:text-properties officeooo:paragraph-rsid="0004098c"/>
    </style:style>
    <style:style style:name="P18" style:family="paragraph" style:parent-style-name="Standard" style:list-style-name="L3">
      <style:paragraph-properties fo:line-height="150%"/>
      <style:text-properties officeooo:paragraph-rsid="00074158"/>
    </style:style>
    <style:style style:name="P19" style:family="paragraph" style:parent-style-name="Standard" style:list-style-name="L4">
      <style:paragraph-properties fo:line-height="150%"/>
      <style:text-properties officeooo:paragraph-rsid="0009e889"/>
    </style:style>
    <style:style style:name="P20" style:family="paragraph" style:parent-style-name="Standard" style:list-style-name="L1">
      <style:paragraph-properties fo:line-height="150%"/>
      <style:text-properties officeooo:rsid="0004098c" officeooo:paragraph-rsid="0004098c"/>
    </style:style>
    <style:style style:name="P21" style:family="paragraph" style:parent-style-name="Standard" style:list-style-name="L1">
      <style:paragraph-properties fo:line-height="150%"/>
      <style:text-properties officeooo:rsid="0004098c" officeooo:paragraph-rsid="00059ef9"/>
    </style:style>
    <style:style style:name="P22" style:family="paragraph" style:parent-style-name="Standard" style:list-style-name="L1">
      <style:paragraph-properties fo:line-height="150%"/>
      <style:text-properties fo:font-weight="bold" officeooo:rsid="00059ef9" officeooo:paragraph-rsid="00059ef9" style:font-weight-asian="bold" style:font-weight-complex="bold"/>
    </style:style>
    <style:style style:name="P23" style:family="paragraph" style:parent-style-name="Standard" style:list-style-name="L1">
      <style:paragraph-properties fo:line-height="150%"/>
      <style:text-properties officeooo:rsid="00064e21" officeooo:paragraph-rsid="00064e21"/>
    </style:style>
    <style:style style:name="P24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 officeooo:rsid="00064e21" officeooo:paragraph-rsid="00064e21"/>
    </style:style>
    <style:style style:name="P25" style:family="paragraph" style:parent-style-name="Standard" style:list-style-name="L1">
      <style:paragraph-properties fo:line-height="150%"/>
      <style:text-properties style:text-underline-style="solid" style:text-underline-width="auto" style:text-underline-color="font-color" officeooo:rsid="0004098c" officeooo:paragraph-rsid="0004098c"/>
    </style:style>
    <style:style style:name="P26" style:family="paragraph" style:parent-style-name="Standard" style:list-style-name="L2">
      <style:paragraph-properties fo:line-height="150%"/>
      <style:text-properties style:text-underline-style="none" officeooo:rsid="00064e21" officeooo:paragraph-rsid="00064e21"/>
    </style:style>
    <style:style style:name="P27" style:family="paragraph" style:parent-style-name="Standard" style:list-style-name="L2">
      <style:paragraph-properties fo:line-height="150%"/>
      <style:text-properties style:text-underline-style="none" officeooo:rsid="00074158" officeooo:paragraph-rsid="00074158"/>
    </style:style>
    <style:style style:name="P28" style:family="paragraph" style:parent-style-name="Standard" style:list-style-name="L3">
      <style:paragraph-properties fo:line-height="150%"/>
      <style:text-properties officeooo:rsid="00074158" officeooo:paragraph-rsid="00074158"/>
    </style:style>
    <style:style style:name="P29" style:family="paragraph" style:parent-style-name="Standard" style:list-style-name="L4">
      <style:paragraph-properties fo:line-height="150%"/>
      <style:text-properties officeooo:rsid="00093f22" officeooo:paragraph-rsid="00093f22"/>
    </style:style>
    <style:style style:name="P30" style:family="paragraph" style:parent-style-name="Standard" style:list-style-name="L4">
      <style:paragraph-properties fo:line-height="150%"/>
      <style:text-properties officeooo:rsid="0009e889" officeooo:paragraph-rsid="0009e889"/>
    </style:style>
    <style:style style:name="P31" style:family="paragraph" style:parent-style-name="Standard" style:list-style-name="L1">
      <style:paragraph-properties fo:line-height="150%"/>
      <style:text-properties officeooo:rsid="00064e21" officeooo:paragraph-rsid="00064e21" fo:background-color="#ffff00"/>
    </style:style>
    <style:style style:name="P32" style:family="paragraph" style:parent-style-name="Standard">
      <style:paragraph-properties fo:line-height="150%"/>
      <style:text-properties officeooo:rsid="00093f22" officeooo:paragraph-rsid="00093f22" fo:background-color="#ffff00"/>
    </style:style>
    <style:style style:name="T1" style:family="text">
      <style:text-properties officeooo:rsid="0004098c"/>
    </style:style>
    <style:style style:name="T2" style:family="text">
      <style:text-properties fo:language="ca" fo:country="ES" officeooo:rsid="0004098c"/>
    </style:style>
    <style:style style:name="T3" style:family="text">
      <style:text-properties fo:font-weight="bold" officeooo:rsid="0004098c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74158"/>
    </style:style>
    <style:style style:name="T6" style:family="text">
      <style:text-properties officeooo:rsid="00074158"/>
    </style:style>
    <style:style style:name="T7" style:family="text">
      <style:text-properties officeooo:rsid="0009e88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M07exercici4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M07exercici4</text:p>
          </text:index-title>
          <text:p text:style-name="P2"><text:a xlink:type="simple" xlink:href="#__RefHeading___Toc107_1647007264" text:style-name="Index_20_Link" text:visited-style-name="Index_20_Link">Enunciat<text:tab/>1</text:a></text:p>
          <text:p text:style-name="P2"><text:a xlink:type="simple" xlink:href="#__RefHeading___Toc125_1647007264" text:style-name="Index_20_Link" text:visited-style-name="Index_20_Link">Exemples:<text:tab/>2</text:a></text:p>
        </text:index-body>
      </text:table-of-content>
      <text:p text:style-name="P3"/>
      <text:p text:style-name="P3"/>
      <text:h text:style-name="P11" text:outline-level="1"><text:bookmark-start text:name="__RefHeading___Toc107_1647007264"/>Enunciat<text:bookmark-end text:name="__RefHeading___Toc107_1647007264"/></text:h>
      <text:p text:style-name="P3"/>
      <text:p text:style-name="P4">classe Edifici :</text:p>
      <text:p text:style-name="P4"/>
      <text:list xml:id="list1723170121" text:style-name="L1">
        <text:list-item>
          <text:p text:style-name="P14"><text:span text:style-name="T3">propietats:</text:span><text:span text:style-name="T1"> <text:tab/></text:span>nom, <text:tab/>número de plantes, <text:tab/>superficie (m² <text:span text:style-name="T1">)</text:span></text:p>
          <text:p text:style-name="P14"/>
        </text:list-item>
        <text:list-item>
          <text:p text:style-name="P15">Mètodes:</text:p>
          <text:list>
            <text:list-item>
              <text:p text:style-name="P16"><text:s/>netejar() </text:p>
              <text:list>
                <text:list-item>
                  <text:p text:style-name="P14">mostrarà per pantalla el temps que s’ha trigat a netejar l’edific<text:span text:style-name="T1">i</text:span></text:p>
                </text:list-item>
                <text:list-item>
                  <text:p text:style-name="P14">es tarda en netejar un minut per cada 5 m² </text:p>
                </text:list-item>
                <text:list-item>
                  <text:p text:style-name="P17"><text:span text:style-name="T2">si hi ha més d’una planta, </text:span>pujar mig minut d’una planta a una altra. </text:p>
                </text:list-item>
                <text:list-item>
                  <text:p text:style-name="P17">Per cada minut de feina es pagarà un euro diari. </text:p>
                </text:list-item>
                <text:list-item>
                  <text:p text:style-name="P20">Cost mensual de la neteja a raó de 30 dies.</text:p>
                </text:list-item>
              </text:list>
            </text:list-item>
            <text:list-item>
              <text:p text:style-name="P22">CalcularCostVigilancia()</text:p>
              <text:list>
                <text:list-item>
                  <text:p text:style-name="P21">mostrarà el que costa al mes contractar vigilants a cada edifici. </text:p>
                </text:list-item>
                <text:list-item>
                  <text:p text:style-name="P21">Es considera que cada vigilant d’hotel u hospital pot vigilar 1000 m² </text:p>
                </text:list-item>
                <text:list-item>
                  <text:p text:style-name="P23">S’ha d’arrodonir el resultat.</text:p>
                </text:list-item>
                <text:list-item>
                  <text:p text:style-name="P23">els vigilants dels cinemes poden vigilar 3000 m². </text:p>
                </text:list-item>
                <text:list-item>
                  <text:p text:style-name="P23">El cost dels vigilants de l’edifici 1.300 euros mensuals, </text:p>
                </text:list-item>
                <text:list-item>
                  <text:p text:style-name="P31">els vigilants d’hotels cobren un plus de perillositat de 500 euros mensuals.</text:p>
                </text:list-item>
              </text:list>
            </text:list-item>
          </text:list>
        </text:list-item>
      </text:list>
      <text:p text:style-name="P6"/>
      <text:p text:style-name="P6">Class hospital:</text:p>
      <text:list xml:id="list1875050083" text:style-name="L2">
        <text:list-item>
          <text:p text:style-name="P26">es reparteix dinar pels malalts tres vegades al dia.</text:p>
        </text:list-item>
        <text:list-item>
          <text:p text:style-name="P24"><text:span text:style-name="T4">RepartirDinar() –&gt;</text:span><text:span text:style-name="T5">s’estan repartint xxx racions.</text:span></text:p>
        </text:list-item>
        <text:list-item>
          <text:p text:style-name="P27">Cal tenir una propietat llits ocupats que ens permet calcular les racions</text:p>
        </text:list-item>
      </text:list>
      <text:p text:style-name="P7">Class Cinema:</text:p>
      <text:list xml:id="list3261054759" text:style-name="L3">
        <text:list-item>
          <text:p text:style-name="P28">propietat aforament. </text:p>
        </text:list-item>
        <text:list-item>
          <text:p text:style-name="P18"><text:span text:style-name="T6">projectarSessio(assistents, preu de la sessio ), –&gt;</text:span>“S’han recaptat xxx.xx euros”, </text:p>
        </text:list-item>
        <text:list-item>
          <text:p text:style-name="P28"><text:soft-page-break/>assistents a la sessió inferior a l’aforament total</text:p>
        </text:list-item>
      </text:list>
      <text:p text:style-name="P7"/>
      <text:p text:style-name="P32">class hotels:</text:p>
      <text:list xml:id="list4037668200" text:style-name="L4">
        <text:list-item>
          <text:p text:style-name="P29"><text:bookmark text:name="yui_3_17_2_1_1617698937082_671"/>cada dia passa el servei d’habitacions. </text:p>
        </text:list-item>
        <text:list-item>
          <text:p text:style-name="P29"><text:bookmark text:name="yui_3_17_2_1_1617698937082_67"/>cada membre del servei pot atendre 20 habitacions </text:p>
        </text:list-item>
        <text:list-item>
          <text:p text:style-name="P30">Mètode que calculi</text:p>
          <text:list>
            <text:list-item>
              <text:p text:style-name="P30"><text:bookmark text:name="yui_3_17_2_1_1617698937082_672"/>Quantes persones són necessàries per atendre el servei d’habitacions l’hotel </text:p>
            </text:list-item>
            <text:list-item>
              <text:p text:style-name="P30"><text:bookmark text:name="yui_3_17_2_1_1617698937082_673"/>total necessari pels sous d’aquestes persones, </text:p>
            </text:list-item>
            <text:list-item>
              <text:p text:style-name="P19"><text:span text:style-name="T7"><text:s/></text:span><text:bookmark text:name="yui_3_17_2_1_1617698937082_674"/>cada persona cobra 1.000 euros al mes.  </text:p>
            </text:list-item>
          </text:list>
        </text:list-item>
      </text:list>
      <text:p text:style-name="P8"/>
      <text:p text:style-name="P8"/>
      <text:h text:style-name="P12" text:outline-level="1"><text:bookmark-start text:name="__RefHeading___Toc125_1647007264"/><text:bookmark text:name="yui_3_17_2_1_1617698937082_70"/>Exemples:<text:bookmark-end text:name="__RefHeading___Toc125_1647007264"/></text:h>
      <text:p text:style-name="Text_20_body"/>
      <text:p text:style-name="P10">L’”Hospital de Vilafranca”, de 1.950 m² i 2 plantes. En aquest moment té 26 malalts.</text:p>
      <text:p text:style-name="P10">L’”Hospital General de Catalunya”, de 25.350 m² i 10 plantes. En aquest moment té 315 malalts.</text:p>
      <text:p text:style-name="P10">El “Cinema Montecarlo”, de  3180 m² i 1 planta.</text:p>
      <text:p text:style-name="P10">El “Cinema Principal”, de 12.450 m² i 2 plantes.</text:p>
      <text:p text:style-name="P10">L’”Hotel Hilton”, de 73.858 m² i 22 plantes. Té 583 habitacions.</text:p>
      <text:p text:style-name="P10">L’”Hotel Pepita”, de 593 m² i 3 plantes. Té 12 habitacions. </text:p>
      <text:p text:style-name="P9"/>
      <text:list xml:id="list3948118290780" text:continue-list="list1723170121" text:style-name="L1">
        <text:list-item>
          <text:list>
            <text:list-item>
              <text:list>
                <text:list-header>
                  <text:p text:style-name="P25"/>
                  <text:p text:style-name="P13"/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ec5a" officeooo:paragraph-rsid="0009ec5a" fo:background-color="#dedc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07 exercici 4 <text:s text:c="12"/>Document de treball <text:tab/> <text:s text:c="57"/>pàgina <text:s text:c="2"/><text:page-number text:select-page="current">2</text:page-number><text:s/>de 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2T21:09:43.046000000</dc:date>
    <meta:editing-duration>PT3H20M</meta:editing-duration>
    <meta:editing-cycles>7</meta:editing-cycles>
    <meta:document-statistic meta:table-count="0" meta:image-count="0" meta:object-count="0" meta:page-count="2" meta:paragraph-count="46" meta:word-count="346" meta:character-count="1972" meta:non-whitespace-character-count="1614"/>
  </office:meta>
</office:document-meta>
</file>